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Task #1:</text:p>
      <text:p text:style-name="Standard">========</text:p>
      <text:p text:style-name="Standard">Create below directory structure in hdfs</text:p>
      <text:p text:style-name="Standard"/>
      <text:p text:style-name="Standard">user</text:p>
      <text:p text:style-name="Standard"><text:tab/>|_ training</text:p>
      <text:p text:style-name="Standard"><text:tab/></text:p>
      <text:p text:style-name="Standard">$ hadoop fs -mkdir /user</text:p>
      <text:p text:style-name="Standard">$ hadoop fs -mkdir /user/training</text:p>
      <text:p text:style-name="Standard"/>
      <text:p text:style-name="Standard">Task #2:</text:p>
      <text:p text:style-name="Standard">========</text:p>
      <text:p text:style-name="Standard"/>
      <text:p text:style-name="Standard">Copy hadoop.txt from from local filesystem to HDFS </text:p>
      <text:p text:style-name="Standard">Source: /home/ubuntu/futurense_hadoop-pyspark/labs/dataset/wordcount/hadoop.txt</text:p>
      <text:p text:style-name="Standard">Target: /user/training</text:p>
      <text:p text:style-name="Standard"/>
      <text:p text:style-name="Standard">$ hadoop fs -put /home/ubuntu/futurense_hadoop-pyspark/labs/dataset/wordcount/hadoop.txt /user/training</text:p>
      <text:p text:style-name="Standard">$ hadoop fs -copyFromLocal /home/ubuntu/futurense_hadoop-pyspark/labs/dataset/wordcount/hadoop.txt /user/training/hadoop1.txt</text:p>
      <text:p text:style-name="Standard"/>
      <text:p text:style-name="Standard">$ hadoop fs -appendToFile /home/ubuntu/futurense_hadoop-pyspark/labs/dataset/wordcount/hadoop.txt /user/training/hadoop.txt</text:p>
      <text:p text:style-name="Standard"/>
      <text:p text:style-name="Standard"/>
      <text:p text:style-name="Standard">Task #3:</text:p>
      <text:p text:style-name="Standard">=========ßß</text:p>
      <text:p text:style-name="Standard"/>
      <text:p text:style-name="Standard">List copied files in hdfs</text:p>
      <text:p text:style-name="Standard"/>
      <text:p text:style-name="Standard">#when Namenode runs in local machine</text:p>
      <text:p text:style-name="Standard">$ hadoop fs -ls /user/training</text:p>
      <text:p text:style-name="Standard">$ hadoop fs -ls hdfs://localhost:9000/user/training</text:p>
      <text:p text:style-name="Standard"/>
      <text:p text:style-name="Standard">#when Namenode runs in remote machine</text:p>
      <text:p text:style-name="Standard">$ hadoop fs -ls hdfs://&lt;namenode-ip&gt;:9000/user/training</text:p>
      <text:p text:style-name="Standard"/>
      <text:p text:style-name="Standard">Task #4:</text:p>
      <text:p text:style-name="Standard">========</text:p>
      <text:p text:style-name="Standard"/>
      <text:p text:style-name="Standard">View copied file details</text:p>
      <text:p text:style-name="Standard"/>
      <text:p text:style-name="Standard">$ hadoop fs -cat /user/training/hadoop.txt</text:p>
      <text:p text:style-name="Standard"/>
      <text:p text:style-name="Standard">Task #5:</text:p>
      <text:p text:style-name="Standard">========</text:p>
      <text:p text:style-name="Standard">Copy the file from HDFS to local file system</text:p>
      <text:p text:style-name="Standard">Source: /user/training/hadoop.txt</text:p>
      <text:p text:style-name="Standard">Target: /home/ubuntu/hadoop.txt</text:p>
      <text:p text:style-name="Standard"><text:soft-page-break/></text:p>
      <text:p text:style-name="Standard">$ hadoop fs -get /user/training/hadoop.txt /home/ubuntu/hadoop.txt</text:p>
      <text:p text:style-name="Standard">$ hadoop fs -copyToLocal /user/training/hadoop.txt /home/ubuntu/hadoop.txt</text:p>
      <text:p text:style-name="Standard"/>
      <text:p text:style-name="Standard">$ hadoop fs -getmerge /user/training/hadoop.txt /user/training/hadoop1.txt hadoop-merge.txt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4T12:46:08.269180682</meta:creation-date>
    <dc:date>2023-02-14T12:46:21.911312151</dc:date>
    <meta:editing-duration>PT14S</meta:editing-duration>
    <meta:editing-cycles>1</meta:editing-cycles>
    <meta:generator>LibreOffice/7.3.7.2$Linux_X86_64 LibreOffice_project/30$Build-2</meta:generator>
    <meta:document-statistic meta:table-count="0" meta:image-count="0" meta:object-count="0" meta:page-count="2" meta:paragraph-count="36" meta:word-count="137" meta:character-count="1339" meta:non-whitespace-character-count="1234"/>
  </office:meta>
</office:document-meta>
</file>